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Table_20_Contents">
      <style:text-properties officeooo:rsid="00180735" officeooo:paragraph-rsid="00180735"/>
    </style:style>
    <style:style style:name="P8" style:family="paragraph" style:parent-style-name="Standard" style:list-style-name="L2">
      <style:text-properties officeooo:rsid="0010be29" officeooo:paragraph-rsid="0019b3b9"/>
    </style:style>
    <style:style style:name="P9"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list-style-name="L2">
      <style:text-properties fo:font-style="normal" fo:font-weight="normal" officeooo:rsid="0010be29" officeooo:paragraph-rsid="0019b3b9"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2" style:family="paragraph" style:parent-style-name="Standard" style:list-style-name="L2">
      <style:text-properties fo:font-style="normal" fo:font-weight="normal" officeooo:rsid="002cf8ea" officeooo:paragraph-rsid="0019b3b9"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style="normal" fo:font-weight="normal" officeooo:rsid="00269ccb" officeooo:paragraph-rsid="0019b3b9" style:font-style-asian="normal" style:font-weight-asian="normal" style:font-style-complex="normal" style:font-weight-complex="normal"/>
    </style:style>
    <style:style style:name="P14" style:family="paragraph" style:parent-style-name="Standard">
      <style:text-properties fo:font-style="normal" fo:font-weight="normal" officeooo:rsid="002810d3" officeooo:paragraph-rsid="0019b3b9" style:font-style-asian="normal" style:font-weight-asian="normal" style:font-style-complex="normal" style:font-weight-complex="normal"/>
    </style:style>
    <style:style style:name="P15" style:family="paragraph" style:parent-style-name="Standard" style:list-style-name="L2">
      <style:text-properties fo:font-style="normal" fo:font-weight="normal" officeooo:rsid="002cbf1e" officeooo:paragraph-rsid="0019b3b9" style:font-style-asian="normal" style:font-weight-asian="normal" style:font-style-complex="normal" style:font-weight-complex="normal"/>
    </style:style>
    <style:style style:name="P16" style:family="paragraph" style:parent-style-name="Standard">
      <style:text-properties fo:font-style="normal" fo:font-weight="bold" officeooo:rsid="0010be29" officeooo:paragraph-rsid="0019b3b9" style:font-style-asian="normal" style:font-weight-asian="bold" style:font-style-complex="normal" style:font-weight-complex="bold"/>
    </style:style>
    <style:style style:name="P17" style:family="paragraph" style:parent-style-name="Standard">
      <style:text-properties fo:font-weight="bold" officeooo:rsid="0010be29" officeooo:paragraph-rsid="0019b3b9" style:font-weight-asian="bold" style:font-weight-complex="bold"/>
    </style:style>
    <style:style style:name="P18" style:family="paragraph" style:parent-style-name="Standard">
      <style:text-properties fo:font-style="italic" fo:font-weight="bold" officeooo:rsid="0010be29" officeooo:paragraph-rsid="0019b3b9" style:font-style-asian="italic" style:font-weight-asian="bold" style:font-style-complex="italic" style:font-weight-complex="bold"/>
    </style:style>
    <style:style style:name="P19" style:family="paragraph" style:parent-style-name="Standard" style:list-style-name="L2">
      <style:text-properties officeooo:rsid="002cbf1e" officeooo:paragraph-rsid="0019b3b9"/>
    </style:style>
    <style:style style:name="P20" style:family="paragraph" style:parent-style-name="Table_20_Contents">
      <style:text-properties fo:font-weight="bold" officeooo:rsid="0010be29" officeooo:paragraph-rsid="0019b3b9" style:font-weight-asian="bold" style:font-weight-complex="bold"/>
    </style:style>
    <style:style style:name="P21" style:family="paragraph" style:parent-style-name="Table_20_Contents">
      <style:text-properties officeooo:rsid="00269ccb" officeooo:paragraph-rsid="0019b3b9"/>
    </style:style>
    <style:style style:name="P22" style:family="paragraph" style:parent-style-name="Table_20_Contents">
      <style:text-properties officeooo:rsid="0010be29" officeooo:paragraph-rsid="0019b3b9"/>
    </style:style>
    <style:style style:name="P23" style:family="paragraph" style:parent-style-name="Table_20_Contents">
      <style:text-properties officeooo:rsid="0019b3b9" officeooo:paragraph-rsid="0019b3b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a235a" style:font-style-asian="normal" style:font-weight-asian="normal" style:font-style-complex="normal" style:font-weight-complex="normal"/>
    </style:style>
    <style:style style:name="T3" style:family="text">
      <style:text-properties fo:font-style="normal" fo:font-weight="normal" officeooo:rsid="002cbf1e" style:font-style-asian="normal" style:font-weight-asian="normal" style:font-style-complex="normal" style:font-weight-complex="normal"/>
    </style:style>
    <style:style style:name="T4" style:family="text">
      <style:text-properties fo:font-style="normal" fo:font-weight="normal" officeooo:rsid="00237fc2" style:font-style-asian="normal" style:font-weight-asian="normal" style:font-style-complex="normal" style:font-weight-complex="normal"/>
    </style:style>
    <style:style style:name="T5" style:family="text">
      <style:text-properties officeooo:rsid="00180735"/>
    </style:style>
    <style:style style:name="T6" style:family="text">
      <style:text-properties officeooo:rsid="00269ccb"/>
    </style:style>
    <style:style style:name="T7" style:family="text">
      <style:text-properties officeooo:rsid="002810d3"/>
    </style:style>
    <style:style style:name="T8" style:family="text">
      <style:text-properties officeooo:rsid="002a235a"/>
    </style:style>
    <style:style style:name="T9" style:family="text">
      <style:text-properties officeooo:rsid="0019b3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s d'utilisation : <text:span text:style-name="T9">10.6 </text:span>Gérer <text:span text:style-name="T6">les comptes</text:span></text:p>
      <text:p text:style-name="P17"/>
      <text:p text:style-name="P18">Documentation</text:p>
      <table:table table:name="Table1" table:style-name="Table1">
        <table:table-column table:style-name="Table1.A"/>
        <table:table-column table:style-name="Table1.B"/>
        <table:table-row>
          <table:table-cell table:style-name="Table1.A1" office:value-type="string">
            <text:p text:style-name="P20">Titre</text:p>
          </table:table-cell>
          <table:table-cell table:style-name="Table1.B1" office:value-type="string">
            <text:p text:style-name="P21">Gérer les comptes</text:p>
          </table:table-cell>
        </table:table-row>
        <table:table-row>
          <table:table-cell table:style-name="Table1.A2" office:value-type="string">
            <text:p text:style-name="P20">Type</text:p>
          </table:table-cell>
          <table:table-cell table:style-name="Table1.B6" office:value-type="string">
            <text:p text:style-name="P22">Use-case général</text:p>
          </table:table-cell>
        </table:table-row>
        <table:table-row>
          <table:table-cell table:style-name="Table1.A2" office:value-type="string">
            <text:p text:style-name="P20">Description</text:p>
          </table:table-cell>
          <table:table-cell table:style-name="Table1.B6" office:value-type="string">
            <text:p text:style-name="P22">L'acteur <text:span text:style-name="T6">gère les comptes</text:span></text:p>
          </table:table-cell>
        </table:table-row>
        <table:table-row>
          <table:table-cell table:style-name="Table1.A2" office:value-type="string">
            <text:p text:style-name="P20">Acteurs</text:p>
          </table:table-cell>
          <table:table-cell table:style-name="Table1.B6" office:value-type="string">
            <text:p text:style-name="P23">Adminustrateur</text:p>
          </table:table-cell>
        </table:table-row>
        <table:table-row>
          <table:table-cell table:style-name="Table1.A2" office:value-type="string">
            <text:p text:style-name="P20">Préconditions</text:p>
          </table:table-cell>
          <table:table-cell table:style-name="Table1.B6" office:value-type="string">
            <text:p text:style-name="P22">L'acteur doit être authentifié <text:span text:style-name="T6">et être un administrateur</text:span></text:p>
          </table:table-cell>
        </table:table-row>
        <table:table-row>
          <table:table-cell table:style-name="Table1.A2" office:value-type="string">
            <text:p text:style-name="P20">Postconditions</text:p>
          </table:table-cell>
          <table:table-cell table:style-name="Table1.B6" office:value-type="string">
            <text:p text:style-name="P21">Aucune</text:p>
          </table:table-cell>
        </table:table-row>
        <table:table-row>
          <table:table-cell table:style-name="Table1.A2" office:value-type="string">
            <text:p text:style-name="P20">Exceptions</text:p>
          </table:table-cell>
          <table:table-cell table:style-name="Table1.B7" office:value-type="string">
            <text:p text:style-name="P22">Aucune</text:p>
          </table:table-cell>
        </table:table-row>
      </table:table>
      <text:p text:style-name="P16"/>
      <text:p text:style-name="P13">Un administrateur a le droit de modifier les comptes associés aux membres. Pour ce faire, il tout d'abord s'identifier. <text:span text:style-name="T7">L'identification en tant qu'administrateur s'effectue par la même page web que pour les membres. Seulement, après la connexion, l'administrateur a plus d'options disponibles. Ainsi, lorsqu'un acteur veut gérer les comptes associés à des membres, il doit se connecter en tant qu'administrateur. Par la suite, il aura une liste des membres inscrits au site et l'état des comptes. Il peut cliquer sur un membre afin de faire afficher les détails de ce dernier. Dès lors, il peut modifier des champs, modifier l'abonnement, supprimer le compte, etc. Il lui est également possible de contacter les utilisateurs.</text:span></text:p>
      <text:p text:style-name="P14"/>
      <text:p text:style-name="P18">Scénario d'opération</text:p>
      <text:list xml:id="list1981475200147803957" text:style-name="L2">
        <text:list-item>
          <text:p text:style-name="P10">L'utilisateur s'authentifie et passe alors au status de « <text:span text:style-name="T8">administrateur</text:span> ».</text:p>
        </text:list-item>
        <text:list-item>
          <text:p text:style-name="P8"><text:span text:style-name="T1">Le membre a désormais accès à </text:span><text:span text:style-name="T2">tous les comptes </text:span><text:span text:style-name="T3">des membres</text:span><text:span text:style-name="T1"> et peut </text:span><text:span text:style-name="T3">consulter la liste des membres.</text:span></text:p>
        </text:list-item>
        <text:list-item>
          <text:p text:style-name="P19"><text:span text:style-name="T4">L</text:span><text:span text:style-name="T1">'administrateur peut alors consulter rapidement la liste et membres et en contacter s'il le désire. Sinon, il peut aussi voir l'état des comptes et cliquer sur ceux-ci afin de voir la fiche en détail.</text:span></text:p>
        </text:list-item>
        <text:list-item>
          <text:p text:style-name="P15">S'il clique sur l'un des membres, il voit donc les informations détaillées. Il peut en modifier, ajouter des crédits (des bonus), annuler un abonnement, supprimer un compte, etc.</text:p>
        </text:list-item>
        <text:list-item>
          <text:p text:style-name="P15">S'il décide de supprimer un compte, un message de confirmation apparaitra.</text:p>
          <text:list>
            <text:list-item>
              <text:p text:style-name="P15">Si la confirmation est effectuée, le compte sera supprimé et l'admnistrateur est redirigé vers la liste de tous les membres.</text:p>
            </text:list-item>
            <text:list-item>
              <text:p text:style-name="P15">Si la confirmation n'est pas effectuée, l'administrateur est redirigé vers la page détaillée du membre.</text:p>
            </text:list-item>
          </text:list>
        </text:list-item>
        <text:list-item>
          <text:p text:style-name="P12">Après avoir effectué toutes les opérations nécessaires sur les comptes associés aux membres, l'administrateur peut effectuer d'autres tâches ou bien se déconnec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9T15:59:07.195251722</dc:date>
    <meta:editing-duration>PT43M6S</meta:editing-duration>
    <meta:editing-cycles>8</meta:editing-cycles>
    <meta:generator>LibreOffice/4.4.7.2$Linux_X86_64 LibreOffice_project/40m0$Build-2</meta:generator>
    <meta:document-statistic meta:table-count="1" meta:image-count="0" meta:object-count="0" meta:page-count="1" meta:paragraph-count="26" meta:word-count="317" meta:character-count="2038" meta:non-whitespace-character-count="1755"/>
  </office:meta>
</office:document-meta>
</file>